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5.6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81cm" svg:height="2.54cm" svg:x="2.27cm" svg:y="3.54cm">
          <text:p text:style-name="P1">Front En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81cm" svg:height="2.54cm" svg:x="2.27cm" svg:y="8.62cm">
          <text:p text:style-name="P1">calculator.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.81cm" svg:height="2.54cm" svg:x="14.97cm" svg:y="8.62cm">
          <text:p text:style-name="P1">commands.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3.81cm" svg:height="2.54cm" svg:x="14.97cm" svg:y="11.795cm">
          <text:p text:style-name="P1">operators.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3.81cm" svg:height="2.54cm" svg:x="14.97cm" svg:y="18.045cm">
          <text:p text:style-name="P1">stack.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3.81cm" svg:height="2.54cm" svg:x="14.97cm" svg:y="14.87cm">
          <text:p text:style-name="P1">variables.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6.875cm" svg:y1="8.62cm" svg:x2="16.875cm" svg:y2="8.62cm" draw:start-shape="id1" draw:end-shape="id1" svg:d="m16875 8620">
          <text:p/>
        </draw:connector>
        <draw:connector draw:style-name="gr2" draw:text-style-name="P2" draw:layer="layout" svg:x1="4.175cm" svg:y1="6.08cm" svg:x2="4.175cm" svg:y2="8.62cm" draw:start-shape="id2" draw:end-shape="id3" draw:end-glue-point="0" svg:d="m4175 6080v2540">
          <text:p/>
        </draw:connector>
        <draw:connector draw:style-name="gr2" draw:text-style-name="P2" draw:layer="layout" svg:x1="6.08cm" svg:y1="9.89cm" svg:x2="14.97cm" svg:y2="9.89cm" draw:start-shape="id3" draw:end-shape="id1" svg:d="m6080 9890h8890">
          <text:p/>
        </draw:connector>
        <draw:connector draw:style-name="gr2" draw:text-style-name="P2" draw:layer="layout" svg:x1="6.08cm" svg:y1="9.89cm" svg:x2="14.97cm" svg:y2="13.065cm" draw:start-shape="id3" draw:end-shape="id4" svg:d="m6080 9890h4446v3175h4444">
          <text:p/>
        </draw:connector>
        <draw:connector draw:style-name="gr2" draw:text-style-name="P2" draw:layer="layout" svg:x1="6.08cm" svg:y1="9.89cm" svg:x2="14.97cm" svg:y2="16.14cm" draw:start-shape="id3" draw:end-shape="id5" svg:d="m6080 9890h4446v6250h4444">
          <text:p/>
        </draw:connector>
        <draw:connector draw:style-name="gr2" draw:text-style-name="P2" draw:layer="layout" svg:x1="18.78cm" svg:y1="9.89cm" svg:x2="18.78cm" svg:y2="9.89cm" draw:start-shape="id1" draw:end-shape="id1" svg:d="m18780 9890">
          <text:p/>
        </draw:connector>
        <draw:custom-shape draw:style-name="gr1" draw:text-style-name="P2" draw:id="id6" draw:layer="layout" svg:width="3.81cm" svg:height="2.54cm" svg:x="8.62cm" svg:y="3.54cm">
          <text:p text:style-name="P1">parser.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81cm" svg:height="2.54cm" svg:x="14.97cm" svg:y="3.54cm">
          <text:p text:style-name="P1">tokens.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43cm" svg:y1="4.81cm" svg:x2="14.97cm" svg:y2="4.81cm" draw:start-shape="id6" draw:end-shape="id7" svg:d="m12430 4810h2540">
          <text:p/>
        </draw:connector>
        <draw:connector draw:style-name="gr2" draw:text-style-name="P2" draw:layer="layout" svg:x1="6.08cm" svg:y1="4.81cm" svg:x2="8.62cm" svg:y2="4.81cm" draw:start-shape="id2" draw:end-shape="id6" svg:d="m6080 4810h2540">
          <text:p/>
        </draw:connector>
        <draw:connector draw:style-name="gr2" draw:text-style-name="P2" draw:layer="layout" svg:x1="12.43cm" svg:y1="4.81cm" svg:x2="14.97cm" svg:y2="9.89cm" draw:start-shape="id6" draw:start-glue-point="1" draw:end-shape="id1" draw:end-glue-point="3" svg:d="m12430 4810h1271v5080h1269">
          <text:p/>
        </draw:connector>
        <draw:connector draw:style-name="gr2" draw:text-style-name="P2" draw:layer="layout" svg:x1="12.43cm" svg:y1="4.81cm" svg:x2="14.97cm" svg:y2="13.065cm" draw:start-shape="id6" draw:end-shape="id4" svg:d="m12430 4810h1271v8255h1269">
          <text:p/>
        </draw:connector>
        <draw:connector draw:style-name="gr2" draw:text-style-name="P2" draw:layer="layout" svg:x1="12.43cm" svg:y1="4.81cm" svg:x2="14.97cm" svg:y2="16.14cm" draw:start-shape="id6" draw:start-glue-point="1" draw:end-shape="id5" svg:d="m12430 4810h1271v11330h1269">
          <text:p/>
        </draw:connector>
        <draw:connector draw:style-name="gr2" draw:text-style-name="P2" draw:layer="layout" draw:type="lines" svg:x1="18.78cm" svg:y1="9.89cm" svg:x2="18.78cm" svg:y2="19.314cm" draw:start-shape="id1" draw:end-shape="id8" draw:end-glue-point="7" svg:d="m18780 9890h501v9424h-501">
          <text:p/>
        </draw:connector>
        <draw:connector draw:style-name="gr2" draw:text-style-name="P2" draw:layer="layout" svg:x1="6.08cm" svg:y1="9.89cm" svg:x2="14.97cm" svg:y2="19.315cm" draw:start-shape="id3" draw:end-shape="id8" svg:d="m6080 9890h4446v9425h4444">
          <text:p/>
        </draw:connector>
        <draw:connector draw:style-name="gr2" draw:text-style-name="P2" draw:layer="layout" svg:x1="18.78cm" svg:y1="13.065cm" svg:x2="18.78cm" svg:y2="19.314cm" draw:start-shape="id4" draw:end-shape="id8" draw:end-glue-point="7" svg:d="m18780 13065h501v6249h-501">
          <text:p/>
        </draw:connector>
        <draw:frame draw:style-name="gr3" draw:text-style-name="P1" draw:layer="layout" svg:width="19.685cm" svg:height="1.673cm" svg:x="1cm" svg:y="1cm">
          <draw:text-box>
            <text:p text:style-name="P1">Graph of Module Dependence for RPN</text:p>
            <text:p text:style-name="P1">(Portable Modules Only)</text:p>
          </draw:text-box>
        </draw:frame>
        <draw:frame draw:style-name="gr4" draw:text-style-name="P3" draw:layer="layout" svg:width="19.59cm" svg:height="5.87cm" svg:x="1cm" svg:y="21.32cm">
          <draw:text-box>
            <text:p text:style-name="P3"><text:span text:style-name="T1">The front end uses calculator.c and parser.c.</text:span></text:p>
            <text:p text:style-name="P3"><text:span text:style-name="T1">calculator.c uses commands.c, operators.c, variables.c, and stack.c.</text:span></text:p>
            <text:p text:style-name="P3"><text:span text:style-name="T1">commands.c and operators.c use stack.c.</text:span></text:p>
            <text:p text:style-name="P3"><text:span text:style-name="T1">parser.c uses tokens.c, commands.c, operators.c, and variables.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28T19:33:11</meta:creation-date>
    <dc:date>2008-07-28T20:08:35</dc:date>
    <meta:editing-cycles>6</meta:editing-cycles>
    <meta:editing-duration>PT20M1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